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5a25c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draw:textarea-vertical-align="middle" fo:min-height="0.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vertical-align="middle" fo:min-height="0.211cm" fo:padding-top="0.071cm" fo:padding-bottom="0.071cm" fo:padding-left="0.071cm" fo:padding-right="0.071cm"/>
    </style:style>
    <style:style style:name="gr5" style:family="graphic" style:parent-style-name="standard">
      <style:graphic-properties draw:stroke="none" draw:fill="none" draw:textarea-vertical-align="middle" fo:min-height="0cm" fo:padding-top="0.071cm" fo:padding-bottom="0.071cm" fo:padding-left="0.071cm" fo:padding-right="0.071cm"/>
    </style:style>
    <style:style style:name="gr6" style:family="graphic" style:parent-style-name="standard">
      <style:graphic-properties draw:stroke="none" draw:fill="solid" draw:fill-color="#fdebdd" draw:shadow="hidden"/>
    </style:style>
    <style:style style:name="gr7" style:family="graphic" style:parent-style-name="standard">
      <style:graphic-properties draw:stroke="solid" svg:stroke-width="0.025cm" svg:stroke-color="#000000" draw:marker-end="EndMarker_5f_1" draw:marker-end-width="0.319cm" svg:stroke-opacity="100%" draw:stroke-linejoin="round" draw:fill="none" fo:padding-top="0.137cm" fo:padding-bottom="0.137cm" fo:padding-left="0.262cm" fo:padding-right="0.262cm"/>
    </style:style>
    <style:style style:name="gr8" style:family="graphic" style:parent-style-name="standard">
      <style:graphic-properties draw:stroke="none" draw:fill="none" draw:textarea-vertical-align="middle" fo:min-height="0.339cm" fo:padding-top="0.141cm" fo:padding-bottom="0.141cm" fo:padding-left="0.141cm" fo:padding-right="0.141cm"/>
    </style:style>
    <style:style style:name="gr9" style:family="graphic" style:parent-style-name="standard">
      <style:graphic-properties draw:stroke="solid" svg:stroke-width="0.025cm" svg:stroke-color="#000000" draw:marker-end="EndMarker_5f_2" draw:marker-end-width="0.319cm" svg:stroke-opacity="100%" draw:stroke-linejoin="round" draw:fill="none" fo:padding-top="0.137cm" fo:padding-bottom="0.137cm" fo:padding-left="0.262cm" fo:padding-right="0.262cm"/>
    </style:style>
    <style:style style:name="gr10" style:family="graphic" style:parent-style-name="standard">
      <style:graphic-properties draw:stroke="solid" svg:stroke-width="0.025cm" svg:stroke-color="#000000" draw:marker-end="EndMarker_5f_3" draw:marker-end-width="0.319cm" svg:stroke-opacity="100%" draw:stroke-linejoin="round" draw:fill="none" fo:padding-top="0.137cm" fo:padding-bottom="0.137cm" fo:padding-left="0.262cm" fo:padding-right="0.262cm"/>
    </style:style>
    <style:style style:name="gr11" style:family="graphic" style:parent-style-name="standard">
      <style:graphic-properties draw:stroke="solid" svg:stroke-width="0.025cm" svg:stroke-color="#000000" draw:marker-end="EndMarker_5f_4" draw:marker-end-width="0.319cm" svg:stroke-opacity="100%" draw:stroke-linejoin="round" draw:fill="none" fo:padding-top="0.137cm" fo:padding-bottom="0.137cm" fo:padding-left="0.262cm" fo:padding-right="0.262cm"/>
    </style:style>
    <style:style style:name="gr12" style:family="graphic" style:parent-style-name="standard">
      <style:graphic-properties draw:stroke="solid" svg:stroke-width="0.025cm" svg:stroke-color="#000000" draw:marker-end="EndMarker_5f_5" draw:marker-end-width="0.319cm" svg:stroke-opacity="100%" draw:stroke-linejoin="round" draw:fill="none" fo:padding-top="0.137cm" fo:padding-bottom="0.137cm" fo:padding-left="0.262cm" fo:padding-right="0.262cm"/>
    </style:style>
    <style:style style:name="gr13" style:family="graphic" style:parent-style-name="standard">
      <style:graphic-properties draw:stroke="solid" svg:stroke-width="0.025cm" svg:stroke-color="#000000" draw:marker-end="EndMarker_5f_7" draw:marker-end-width="0.319cm" svg:stroke-opacity="100%" draw:stroke-linejoin="round" draw:fill="none" fo:padding-top="0.137cm" fo:padding-bottom="0.137cm" fo:padding-left="0.262cm" fo:padding-right="0.262cm"/>
    </style:style>
    <style:style style:name="gr14" style:family="graphic" style:parent-style-name="standard">
      <style:graphic-properties draw:stroke="solid" svg:stroke-width="0.025cm" svg:stroke-color="#000000" draw:marker-end="EndMarker_5f_8" draw:marker-end-width="0.319cm" svg:stroke-opacity="100%" draw:stroke-linejoin="round" draw:fill="none" fo:padding-top="0.137cm" fo:padding-bottom="0.137cm" fo:padding-left="0.262cm" fo:padding-right="0.262cm"/>
    </style:style>
    <style:style style:name="gr15" style:family="graphic" style:parent-style-name="standard">
      <style:graphic-properties draw:stroke="none" draw:fill="none" draw:textarea-vertical-align="middle" fo:min-height="0.718cm" fo:padding-top="0.141cm" fo:padding-bottom="0.141cm" fo:padding-left="0.141cm" fo:padding-right="0.141cm"/>
    </style:style>
    <style:style style:name="gr16" style:family="graphic" style:parent-style-name="standard">
      <style:graphic-properties draw:stroke="solid" svg:stroke-width="0.025cm" svg:stroke-color="#000000" draw:marker-end="EndMarker_5f_9" draw:marker-end-width="0.319cm" svg:stroke-opacity="100%" draw:stroke-linejoin="round" draw:fill="none" fo:padding-top="0.137cm" fo:padding-bottom="0.137cm" fo:padding-left="0.262cm" fo:padding-right="0.262cm"/>
    </style:style>
    <style:style style:name="gr17" style:family="graphic" style:parent-style-name="standard">
      <style:graphic-properties draw:stroke="solid" svg:stroke-width="0.025cm" svg:stroke-color="#000000" draw:marker-end="EndMarker_5f_10" draw:marker-end-width="0.319cm" svg:stroke-opacity="100%" draw:stroke-linejoin="round" draw:fill="none" fo:padding-top="0.137cm" fo:padding-bottom="0.137cm" fo:padding-left="0.262cm" fo:padding-right="0.262cm"/>
    </style:style>
    <style:style style:name="gr18" style:family="graphic" style:parent-style-name="standard">
      <style:graphic-properties draw:stroke="none" draw:fill="none" draw:textarea-vertical-align="middle" fo:min-height="0.418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textarea-vertical-align="middle" fo:min-height="0.309cm" fo:padding-top="0.141cm" fo:padding-bottom="0.141cm" fo:padding-left="0.141cm" fo:padding-right="0.141cm"/>
    </style:style>
    <style:style style:name="gr20" style:family="graphic" style:parent-style-name="standard">
      <style:graphic-properties draw:stroke="solid" svg:stroke-width="0.025cm" svg:stroke-color="#000000" draw:marker-end="EndMarker_5f_11" draw:marker-end-width="0.319cm" svg:stroke-opacity="100%" draw:stroke-linejoin="round" draw:fill="none" fo:padding-top="0.137cm" fo:padding-bottom="0.137cm" fo:padding-left="0.262cm" fo:padding-right="0.262cm"/>
    </style:style>
    <style:style style:name="gr21" style:family="graphic" style:parent-style-name="standard">
      <style:graphic-properties draw:stroke="solid" svg:stroke-width="0.025cm" svg:stroke-color="#000000" draw:marker-end="EndMarker_5f_12" draw:marker-end-width="0.319cm" svg:stroke-opacity="100%" draw:stroke-linejoin="round" draw:fill="none" fo:padding-top="0.137cm" fo:padding-bottom="0.137cm" fo:padding-left="0.262cm" fo:padding-right="0.262cm"/>
    </style:style>
    <style:style style:name="gr22" style:family="graphic" style:parent-style-name="standard">
      <style:graphic-properties draw:stroke="solid" svg:stroke-width="0.025cm" svg:stroke-color="#000000" draw:marker-end="EndMarker_5f_13" draw:marker-end-width="0.319cm" svg:stroke-opacity="100%" draw:stroke-linejoin="round" draw:fill="none" fo:padding-top="0.137cm" fo:padding-bottom="0.137cm" fo:padding-left="0.262cm" fo:padding-right="0.262cm"/>
    </style:style>
    <style:style style:name="gr23" style:family="graphic" style:parent-style-name="standard">
      <style:graphic-properties draw:stroke="solid" svg:stroke-width="0.025cm" svg:stroke-color="#000000" draw:marker-end="EndMarker_5f_14" draw:marker-end-width="0.319cm" svg:stroke-opacity="100%" draw:stroke-linejoin="round" draw:fill="none" fo:padding-top="0.137cm" fo:padding-bottom="0.137cm" fo:padding-left="0.262cm" fo:padding-right="0.262cm"/>
    </style:style>
    <style:style style:name="gr24" style:family="graphic" style:parent-style-name="standard">
      <style:graphic-properties draw:stroke="solid" svg:stroke-width="0.025cm" svg:stroke-color="#000000" draw:marker-end="EndMarker_5f_15" draw:marker-end-width="0.319cm" svg:stroke-opacity="100%" draw:stroke-linejoin="round" draw:fill="none" fo:padding-top="0.137cm" fo:padding-bottom="0.137cm" fo:padding-left="0.262cm" fo:padding-right="0.262cm"/>
    </style:style>
    <style:style style:name="gr25" style:family="graphic" style:parent-style-name="standard">
      <style:graphic-properties draw:stroke="solid" svg:stroke-width="0.025cm" svg:stroke-color="#000000" draw:marker-end="EndMarker_5f_16" draw:marker-end-width="0.319cm" svg:stroke-opacity="100%" draw:stroke-linejoin="round" draw:fill="none" fo:padding-top="0.137cm" fo:padding-bottom="0.137cm" fo:padding-left="0.262cm" fo:padding-right="0.262cm"/>
    </style:style>
    <style:style style:name="gr26" style:family="graphic" style:parent-style-name="standard">
      <style:graphic-properties draw:stroke="solid" svg:stroke-width="0.025cm" svg:stroke-color="#000000" draw:marker-end="EndMarker_5f_17" draw:marker-end-width="0.319cm" svg:stroke-opacity="100%" draw:stroke-linejoin="round" draw:fill="none" fo:padding-top="0.137cm" fo:padding-bottom="0.137cm" fo:padding-left="0.262cm" fo:padding-right="0.262cm"/>
    </style:style>
    <style:style style:name="gr27" style:family="graphic" style:parent-style-name="standard">
      <style:graphic-properties draw:stroke="solid" svg:stroke-width="0.025cm" svg:stroke-color="#000000" draw:marker-end="EndMarker_5f_18" draw:marker-end-width="0.319cm" svg:stroke-opacity="100%" draw:stroke-linejoin="round" draw:fill="none" fo:padding-top="0.137cm" fo:padding-bottom="0.137cm" fo:padding-left="0.262cm" fo:padding-right="0.262cm"/>
    </style:style>
    <style:style style:name="gr28" style:family="graphic" style:parent-style-name="standard">
      <style:graphic-properties draw:stroke="solid" svg:stroke-width="0.025cm" svg:stroke-color="#000000" draw:marker-end="EndMarker_5f_19" draw:marker-end-width="0.319cm" svg:stroke-opacity="100%" draw:stroke-linejoin="round" draw:fill="none" fo:padding-top="0.137cm" fo:padding-bottom="0.137cm" fo:padding-left="0.262cm" fo:padding-right="0.262cm"/>
    </style:style>
    <style:style style:name="gr29" style:family="graphic" style:parent-style-name="standard">
      <style:graphic-properties draw:stroke="none" draw:fill="solid" draw:fill-color="#f9c499" draw:shadow="hidden"/>
    </style:style>
    <style:style style:name="gr30" style:family="graphic" style:parent-style-name="standard">
      <style:graphic-properties draw:stroke="none" draw:fill="none" draw:textarea-vertical-align="middle" fo:min-height="0.258cm" fo:padding-top="0.071cm" fo:padding-bottom="0.071cm" fo:padding-left="0.071cm" fo:padding-right="0.071cm"/>
    </style:style>
    <style:style style:name="gr31" style:family="graphic" style:parent-style-name="standard">
      <style:graphic-properties draw:stroke="none" draw:fill="none" draw:textarea-vertical-align="middle" fo:min-height="0.254cm" fo:padding-top="0.071cm" fo:padding-bottom="0.071cm" fo:padding-left="0.071cm" fo:padding-right="0.071cm"/>
    </style:style>
    <style:style style:name="gr32" style:family="graphic" style:parent-style-name="standard">
      <style:graphic-properties draw:stroke="none" draw:fill="none" draw:textarea-vertical-align="middle" fo:min-height="0.338cm" fo:padding-top="0.071cm" fo:padding-bottom="0.071cm" fo:padding-left="0.071cm" fo:padding-right="0.071cm"/>
    </style:style>
    <style:style style:name="gr33" style:family="graphic" style:parent-style-name="standard">
      <style:graphic-properties draw:stroke="none" draw:fill="none" draw:textarea-vertical-align="middle" fo:min-height="1.007cm" fo:padding-top="0.141cm" fo:padding-bottom="0.141cm" fo:padding-left="0.141cm" fo:padding-right="0.141cm"/>
    </style:style>
    <style:style style:name="gr34" style:family="graphic" style:parent-style-name="standard">
      <style:graphic-properties draw:stroke="none" draw:fill="none" draw:textarea-vertical-align="middle" fo:min-height="0.933cm" fo:padding-top="0.141cm" fo:padding-bottom="0.141cm" fo:padding-left="0.141cm" fo:padding-right="0.141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text-align="center"/>
    </style:style>
    <style:style style:name="T1" style:family="text">
      <style:text-properties fo:color="#000000" style:font-name="Calibri1" fo:font-size="12pt" style:font-name-asian="Calibri1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outbound" draw:style-name="dp1" draw:master-page-name="Default">
        <draw:g>
          <draw:polygon draw:style-name="gr1" draw:layer="layout" svg:width="3.109cm" svg:height="1.154cm" svg:x="8.305cm" svg:y="15.702cm" svg:viewBox="0 0 3110 1155" draw:points="0,1155 3110,1155 3110,0 0,0">
            <text:p/>
          </draw:polygon>
          <draw:polygon draw:style-name="gr2" draw:layer="layout" svg:width="3.109cm" svg:height="1.154cm" svg:x="8.305cm" svg:y="15.702cm" svg:viewBox="0 0 3110 1155" draw:points="0,1155 3110,1155 3110,0 0,0">
            <text:p/>
          </draw:polygon>
        </draw:g>
        <draw:frame draw:style-name="gr3" draw:layer="layout" svg:width="0.4cm" svg:height="0.937cm" svg:x="9.888cm" svg:y="16.113cm">
          <draw:text-box>
            <text:p/>
          </draw:text-box>
        </draw:frame>
        <draw:frame draw:style-name="gr4" draw:layer="layout" svg:width="0.353cm" svg:height="1.079cm" svg:x="10.958cm" svg:y="15.468cm">
          <draw:text-box>
            <text:p/>
          </draw:text-box>
        </draw:frame>
        <draw:frame draw:style-name="gr5" draw:layer="layout" svg:width="3.109cm" svg:height="0.567cm" svg:x="8.305cm" svg:y="15.996cm">
          <draw:text-box>
            <text:p text:style-name="P1"><text:span text:style-name="T1">active</text:span></text:p>
          </draw:text-box>
        </draw:frame>
        <draw:g>
          <draw:polygon draw:style-name="gr6" draw:layer="layout" svg:width="3.109cm" svg:height="1.154cm" svg:x="8.305cm" svg:y="4.679cm" svg:viewBox="0 0 3110 1155" draw:points="0,1155 3110,1155 3110,0 0,0">
            <text:p/>
          </draw:polygon>
          <draw:polygon draw:style-name="gr2" draw:layer="layout" svg:width="3.109cm" svg:height="1.154cm" svg:x="8.305cm" svg:y="4.679cm" svg:viewBox="0 0 3110 1155" draw:points="0,1155 3110,1155 3110,0 0,0">
            <text:p/>
          </draw:polygon>
        </draw:g>
        <draw:frame draw:style-name="gr3" draw:layer="layout" svg:width="0.4cm" svg:height="0.937cm" svg:x="9.888cm" svg:y="5.09cm">
          <draw:text-box>
            <text:p/>
          </draw:text-box>
        </draw:frame>
        <draw:frame draw:style-name="gr4" draw:layer="layout" svg:width="0.353cm" svg:height="1.079cm" svg:x="10.958cm" svg:y="4.445cm">
          <draw:text-box>
            <text:p/>
          </draw:text-box>
        </draw:frame>
        <draw:frame draw:style-name="gr5" draw:layer="layout" svg:width="3.109cm" svg:height="0.567cm" svg:x="8.305cm" svg:y="4.973cm">
          <draw:text-box>
            <text:p text:style-name="P1"><text:span text:style-name="T1">dialing</text:span></text:p>
          </draw:text-box>
        </draw:frame>
        <draw:g>
          <draw:polygon draw:style-name="gr1" draw:layer="layout" svg:width="3.109cm" svg:height="1.154cm" svg:x="8.305cm" svg:y="12.448cm" svg:viewBox="0 0 3110 1155" draw:points="0,1155 3110,1155 3110,0 0,0">
            <text:p/>
          </draw:polygon>
          <draw:polygon draw:style-name="gr2" draw:layer="layout" svg:width="3.109cm" svg:height="1.154cm" svg:x="8.305cm" svg:y="12.448cm" svg:viewBox="0 0 3110 1155" draw:points="0,1155 3110,1155 3110,0 0,0">
            <text:p/>
          </draw:polygon>
        </draw:g>
        <draw:frame draw:style-name="gr3" draw:layer="layout" svg:width="0.4cm" svg:height="0.937cm" svg:x="9.888cm" svg:y="12.859cm">
          <draw:text-box>
            <text:p/>
          </draw:text-box>
        </draw:frame>
        <draw:frame draw:style-name="gr4" draw:layer="layout" svg:width="0.353cm" svg:height="1.079cm" svg:x="10.958cm" svg:y="12.214cm">
          <draw:text-box>
            <text:p/>
          </draw:text-box>
        </draw:frame>
        <draw:frame draw:style-name="gr5" draw:layer="layout" svg:width="3.109cm" svg:height="0.567cm" svg:x="8.305cm" svg:y="12.742cm">
          <draw:text-box>
            <text:p text:style-name="P1"><text:span text:style-name="T1">alerting</text:span></text:p>
          </draw:text-box>
        </draw:frame>
        <draw:g>
          <draw:polygon draw:style-name="gr6" draw:layer="layout" svg:width="3.109cm" svg:height="1.154cm" svg:x="8.305cm" svg:y="18.464cm" svg:viewBox="0 0 3110 1155" draw:points="0,1155 3110,1155 3110,0 0,0">
            <text:p/>
          </draw:polygon>
          <draw:polygon draw:style-name="gr2" draw:layer="layout" svg:width="3.109cm" svg:height="1.154cm" svg:x="8.305cm" svg:y="18.464cm" svg:viewBox="0 0 3110 1155" draw:points="0,1155 3110,1155 3110,0 0,0">
            <text:p/>
          </draw:polygon>
        </draw:g>
        <draw:frame draw:style-name="gr3" draw:layer="layout" svg:width="0.4cm" svg:height="0.937cm" svg:x="9.888cm" svg:y="18.875cm">
          <draw:text-box>
            <text:p/>
          </draw:text-box>
        </draw:frame>
        <draw:frame draw:style-name="gr4" draw:layer="layout" svg:width="0.353cm" svg:height="1.079cm" svg:x="10.958cm" svg:y="18.229cm">
          <draw:text-box>
            <text:p/>
          </draw:text-box>
        </draw:frame>
        <draw:frame draw:style-name="gr5" draw:layer="layout" svg:width="3.109cm" svg:height="0.567cm" svg:x="8.305cm" svg:y="18.758cm">
          <draw:text-box>
            <text:p text:style-name="P1"><text:span text:style-name="T1">holding</text:span></text:p>
          </draw:text-box>
        </draw:frame>
        <draw:g>
          <draw:polygon draw:style-name="gr1" draw:layer="layout" svg:width="3.109cm" svg:height="1.154cm" svg:x="8.305cm" svg:y="21.487cm" svg:viewBox="0 0 3110 1155" draw:points="0,1155 3110,1155 3110,0 0,0">
            <text:p/>
          </draw:polygon>
          <draw:polygon draw:style-name="gr2" draw:layer="layout" svg:width="3.109cm" svg:height="1.154cm" svg:x="8.305cm" svg:y="21.487cm" svg:viewBox="0 0 3110 1155" draw:points="0,1155 3110,1155 3110,0 0,0">
            <text:p/>
          </draw:polygon>
        </draw:g>
        <draw:frame draw:style-name="gr3" draw:layer="layout" svg:width="0.4cm" svg:height="0.937cm" svg:x="9.888cm" svg:y="21.898cm">
          <draw:text-box>
            <text:p/>
          </draw:text-box>
        </draw:frame>
        <draw:frame draw:style-name="gr4" draw:layer="layout" svg:width="0.353cm" svg:height="1.079cm" svg:x="10.958cm" svg:y="21.252cm">
          <draw:text-box>
            <text:p/>
          </draw:text-box>
        </draw:frame>
        <draw:frame draw:style-name="gr5" draw:layer="layout" svg:width="3.109cm" svg:height="0.567cm" svg:x="8.305cm" svg:y="21.781cm">
          <draw:text-box>
            <text:p text:style-name="P1"><text:span text:style-name="T1">held</text:span></text:p>
          </draw:text-box>
        </draw:frame>
        <draw:g>
          <draw:polygon draw:style-name="gr6" draw:layer="layout" svg:width="3.109cm" svg:height="1.154cm" svg:x="8.305cm" svg:y="24.387cm" svg:viewBox="0 0 3110 1155" draw:points="0,1155 3110,1155 3110,0 0,0">
            <text:p/>
          </draw:polygon>
          <draw:polygon draw:style-name="gr2" draw:layer="layout" svg:width="3.109cm" svg:height="1.154cm" svg:x="8.305cm" svg:y="24.387cm" svg:viewBox="0 0 3110 1155" draw:points="0,1155 3110,1155 3110,0 0,0">
            <text:p/>
          </draw:polygon>
        </draw:g>
        <draw:frame draw:style-name="gr3" draw:layer="layout" svg:width="0.4cm" svg:height="0.937cm" svg:x="9.888cm" svg:y="24.798cm">
          <draw:text-box>
            <text:p/>
          </draw:text-box>
        </draw:frame>
        <draw:frame draw:style-name="gr4" draw:layer="layout" svg:width="0.353cm" svg:height="1.079cm" svg:x="10.958cm" svg:y="24.152cm">
          <draw:text-box>
            <text:p/>
          </draw:text-box>
        </draw:frame>
        <draw:frame draw:style-name="gr5" draw:layer="layout" svg:width="3.109cm" svg:height="0.567cm" svg:x="8.305cm" svg:y="24.681cm">
          <draw:text-box>
            <text:p text:style-name="P1"><text:span text:style-name="T1">resuming</text:span></text:p>
          </draw:text-box>
        </draw:frame>
        <draw:g>
          <draw:polygon draw:style-name="gr6" draw:layer="layout" svg:width="3.109cm" svg:height="1.154cm" svg:x="8.305cm" svg:y="27.329cm" svg:viewBox="0 0 3110 1155" draw:points="0,1155 3110,1155 3110,0 0,0">
            <text:p/>
          </draw:polygon>
          <draw:polygon draw:style-name="gr2" draw:layer="layout" svg:width="3.109cm" svg:height="1.154cm" svg:x="8.305cm" svg:y="27.329cm" svg:viewBox="0 0 3110 1155" draw:points="0,1155 3110,1155 3110,0 0,0">
            <text:p/>
          </draw:polygon>
        </draw:g>
        <draw:frame draw:style-name="gr3" draw:layer="layout" svg:width="0.4cm" svg:height="0.937cm" svg:x="9.888cm" svg:y="27.74cm">
          <draw:text-box>
            <text:p/>
          </draw:text-box>
        </draw:frame>
        <draw:frame draw:style-name="gr4" draw:layer="layout" svg:width="0.353cm" svg:height="1.079cm" svg:x="10.958cm" svg:y="27.095cm">
          <draw:text-box>
            <text:p/>
          </draw:text-box>
        </draw:frame>
        <draw:frame draw:style-name="gr5" draw:layer="layout" svg:width="3.109cm" svg:height="0.567cm" svg:x="8.305cm" svg:y="27.623cm">
          <draw:text-box>
            <text:p text:style-name="P1"><text:span text:style-name="T1">disconnecting</text:span></text:p>
          </draw:text-box>
        </draw:frame>
        <draw:g xml:id="id1" draw:id="id1">
          <draw:polygon draw:style-name="gr1" draw:layer="layout" svg:width="3.109cm" svg:height="1.154cm" svg:x="8.305cm" svg:y="30.275cm" svg:viewBox="0 0 3110 1155" draw:points="0,1155 3110,1155 3110,0 0,0">
            <text:p/>
          </draw:polygon>
          <draw:polygon draw:style-name="gr2" draw:layer="layout" svg:width="3.109cm" svg:height="1.154cm" svg:x="8.305cm" svg:y="30.275cm" svg:viewBox="0 0 3110 1155" draw:points="0,1155 3110,1155 3110,0 0,0">
            <text:p/>
          </draw:polygon>
        </draw:g>
        <draw:frame draw:style-name="gr3" draw:layer="layout" svg:width="0.4cm" svg:height="0.937cm" svg:x="9.888cm" svg:y="30.686cm">
          <draw:text-box>
            <text:p/>
          </draw:text-box>
        </draw:frame>
        <draw:frame draw:style-name="gr4" draw:layer="layout" svg:width="0.353cm" svg:height="1.079cm" svg:x="10.958cm" svg:y="30.041cm">
          <draw:text-box>
            <text:p/>
          </draw:text-box>
        </draw:frame>
        <draw:frame draw:style-name="gr5" draw:layer="layout" svg:width="3.109cm" svg:height="0.567cm" svg:x="8.305cm" svg:y="30.569cm">
          <draw:text-box>
            <text:p text:style-name="P1"><text:span text:style-name="T1">disconnected</text:span></text:p>
          </draw:text-box>
        </draw:frame>
        <draw:g>
          <draw:line draw:style-name="gr7" draw:layer="layout" svg:x1="9.857cm" svg:y1="19.618cm" svg:x2="9.857cm" svg:y2="21.487cm">
            <text:p/>
          </draw:line>
          <draw:frame draw:style-name="gr8" draw:layer="layout" svg:width="1.411cm" svg:height="1.219cm" svg:x="9.151cm" svg:y="19.943cm">
            <draw:text-box>
              <text:p/>
            </draw:text-box>
          </draw:frame>
        </draw:g>
        <draw:g>
          <draw:line draw:style-name="gr9" draw:layer="layout" svg:x1="9.859cm" svg:y1="13.602cm" svg:x2="9.859cm" svg:y2="15.702cm">
            <text:p/>
          </draw:line>
          <draw:frame draw:style-name="gr8" draw:layer="layout" svg:width="1.411cm" svg:height="1.219cm" svg:x="9.154cm" svg:y="14.043cm">
            <draw:text-box>
              <text:p/>
            </draw:text-box>
          </draw:frame>
        </draw:g>
        <draw:g>
          <draw:line draw:style-name="gr10" draw:layer="layout" svg:x1="9.859cm" svg:y1="3.41cm" svg:x2="9.859cm" svg:y2="4.679cm">
            <text:p/>
          </draw:line>
          <draw:frame draw:style-name="gr8" draw:layer="layout" svg:width="1.411cm" svg:height="1.219cm" svg:x="9.154cm" svg:y="3.435cm">
            <draw:text-box>
              <text:p/>
            </draw:text-box>
          </draw:frame>
        </draw:g>
        <draw:g>
          <draw:line draw:style-name="gr11" draw:layer="layout" svg:x1="9.859cm" svg:y1="16.856cm" svg:x2="9.859cm" svg:y2="18.463cm">
            <text:p/>
          </draw:line>
          <draw:frame draw:style-name="gr8" draw:layer="layout" svg:width="1.411cm" svg:height="1.219cm" svg:x="9.154cm" svg:y="17.05cm">
            <draw:text-box>
              <text:p/>
            </draw:text-box>
          </draw:frame>
        </draw:g>
        <draw:g>
          <draw:line draw:style-name="gr12" draw:layer="layout" svg:x1="9.859cm" svg:y1="28.483cm" svg:x2="9.859cm" svg:y2="30.275cm">
            <text:p/>
          </draw:line>
          <draw:frame draw:style-name="gr8" draw:layer="layout" svg:width="1.411cm" svg:height="1.219cm" svg:x="9.154cm" svg:y="28.77cm">
            <draw:text-box>
              <text:p/>
            </draw:text-box>
          </draw:frame>
        </draw:g>
        <draw:g>
          <draw:line draw:style-name="gr13" draw:layer="layout" svg:x1="9.859cm" svg:y1="22.641cm" svg:x2="9.859cm" svg:y2="24.387cm">
            <text:p/>
          </draw:line>
          <draw:frame draw:style-name="gr8" draw:layer="layout" svg:width="1.411cm" svg:height="1.219cm" svg:x="9.154cm" svg:y="22.904cm">
            <draw:text-box>
              <text:p/>
            </draw:text-box>
          </draw:frame>
        </draw:g>
        <draw:g>
          <draw:polyline draw:style-name="gr14" draw:layer="layout" svg:width="2.347cm" svg:height="8.685cm" svg:x="5.958cm" svg:y="16.279cm" svg:viewBox="0 0 2348 8686" draw:points="2348,8686 0,8686 0,0 2348,0">
            <text:p/>
          </draw:polyline>
          <draw:frame draw:style-name="gr8" draw:layer="layout" svg:width="1.411cm" svg:height="1.219cm" svg:x="5.253cm" svg:y="20.012cm">
            <draw:text-box>
              <text:p/>
            </draw:text-box>
          </draw:frame>
        </draw:g>
        <draw:frame draw:style-name="gr15" draw:layer="layout" svg:width="2.5cm" svg:height="1cm" svg:x="7.958cm" svg:y="3.437cm">
          <draw:text-box>
            <text:p text:style-name="P1"><text:span text:style-name="T1">dial()</text:span></text:p>
          </draw:text-box>
        </draw:frame>
        <draw:g>
          <draw:polyline draw:style-name="gr16" draw:layer="layout" svg:width="6.367cm" svg:height="25.885cm" svg:x="11.414cm" svg:y="4.968cm" svg:viewBox="0 0 6368 25886" draw:points="0,0 6368,0 6368,25886 0,25886">
            <text:p/>
          </draw:polyline>
          <draw:frame draw:style-name="gr8" draw:layer="layout" svg:width="1.411cm" svg:height="1.219cm" svg:x="17.075cm" svg:y="17.301cm">
            <draw:text-box>
              <text:p/>
            </draw:text-box>
          </draw:frame>
        </draw:g>
        <draw:g>
          <draw:path draw:style-name="gr17" draw:layer="layout" svg:width="6.367cm" svg:height="18.222cm" svg:x="11.414cm" svg:y="12.631cm" svg:viewBox="0 0 6368 18223" svg:d="M0 106h3939c0-20 5-36 14-53 10-17 22-29 39-39s34-14 53-14c20 0 36 4 53 14s29 22 39 39 14 33 14 53h2217v18117h-6368">
            <text:p/>
          </draw:path>
          <draw:frame draw:style-name="gr8" draw:layer="layout" svg:width="1.411cm" svg:height="1.219cm" svg:x="17.075cm" svg:y="21.17cm">
            <draw:text-box>
              <text:p/>
            </draw:text-box>
          </draw:frame>
        </draw:g>
        <draw:frame draw:style-name="gr18" draw:layer="layout" svg:width="2.446cm" svg:height="0.707cm" svg:x="11.736cm" svg:y="26.826cm">
          <draw:text-box>
            <text:p text:style-name="P1"><text:span text:style-name="T1">disconnect()</text:span></text:p>
          </draw:text-box>
        </draw:frame>
        <draw:frame draw:style-name="gr19" draw:layer="layout" svg:width="2.5cm" svg:height="0.707cm" svg:x="9.458cm" svg:y="17.275cm">
          <draw:text-box>
            <text:p text:style-name="P1"><text:span text:style-name="T1">hold()</text:span></text:p>
          </draw:text-box>
        </draw:frame>
        <draw:frame draw:style-name="gr19" draw:layer="layout" svg:width="2.5cm" svg:height="0.707cm" svg:x="9.708cm" svg:y="23.244cm">
          <draw:text-box>
            <text:p text:style-name="P1"><text:span text:style-name="T1">resume()</text:span></text:p>
          </draw:text-box>
        </draw:frame>
        <draw:g>
          <draw:path draw:style-name="gr20" draw:layer="layout" svg:width="6.367cm" svg:height="14.968cm" svg:x="11.414cm" svg:y="15.885cm" svg:viewBox="0 0 6368 14969" svg:d="M0 106h3939c0-20 5-36 14-53 10-17 22-29 39-39s34-14 53-14c20 0 36 4 53 14s29 22 39 39 14 33 14 53h2217v14863h-6368">
            <text:p/>
          </draw:path>
          <draw:frame draw:style-name="gr8" draw:layer="layout" svg:width="1.411cm" svg:height="1.219cm" svg:x="17.075cm" svg:y="22.797cm">
            <draw:text-box>
              <text:p/>
            </draw:text-box>
          </draw:frame>
        </draw:g>
        <draw:frame draw:style-name="gr15" draw:layer="layout" svg:width="4.246cm" svg:height="1cm" svg:x="7.458cm" svg:y="1.437cm">
          <draw:text-box>
            <text:p text:style-name="P1"><text:span text:style-name="T1">Start (Telephony Idle)</text:span></text:p>
          </draw:text-box>
        </draw:frame>
        <draw:g>
          <draw:polyline draw:style-name="gr21" draw:layer="layout" svg:width="4.044cm" svg:height="22.362cm" svg:x="11.414cm" svg:y="5.544cm" svg:viewBox="0 0 4045 22363" draw:points="0,0 4045,0 4045,22363 0,22363">
            <text:p/>
          </draw:polyline>
          <draw:frame draw:style-name="gr8" draw:layer="layout" svg:width="1.411cm" svg:height="1.219cm" svg:x="14.753cm" svg:y="16.116cm">
            <draw:text-box>
              <text:p/>
            </draw:text-box>
          </draw:frame>
        </draw:g>
        <draw:g>
          <draw:polyline draw:style-name="gr22" draw:layer="layout" svg:width="4.044cm" svg:height="14.592cm" svg:x="11.414cm" svg:y="13.314cm" svg:viewBox="0 0 4045 14593" draw:points="0,0 4045,0 4045,14593 0,14593">
            <text:p/>
          </draw:polyline>
          <draw:frame draw:style-name="gr8" draw:layer="layout" svg:width="1.411cm" svg:height="1.219cm" svg:x="14.753cm" svg:y="20.001cm">
            <draw:text-box>
              <text:p/>
            </draw:text-box>
          </draw:frame>
        </draw:g>
        <draw:g>
          <draw:polyline draw:style-name="gr23" draw:layer="layout" svg:width="4.044cm" svg:height="11.339cm" svg:x="11.414cm" svg:y="16.568cm" svg:viewBox="0 0 4045 11340" draw:points="0,0 4045,0 4045,11340 0,11340">
            <text:p/>
          </draw:polyline>
          <draw:frame draw:style-name="gr8" draw:layer="layout" svg:width="1.411cm" svg:height="1.219cm" svg:x="14.753cm" svg:y="21.627cm">
            <draw:text-box>
              <text:p/>
            </draw:text-box>
          </draw:frame>
        </draw:g>
        <draw:g>
          <draw:polygon draw:style-name="gr1" draw:layer="layout" svg:width="3.109cm" svg:height="1.154cm" svg:x="10.404cm" svg:y="9.333cm" svg:viewBox="0 0 3110 1155" draw:points="0,1155 3110,1155 3110,0 0,0">
            <text:p/>
          </draw:polygon>
          <draw:polygon draw:style-name="gr2" draw:layer="layout" svg:width="3.109cm" svg:height="1.154cm" svg:x="10.404cm" svg:y="9.333cm" svg:viewBox="0 0 3110 1155" draw:points="0,1155 3110,1155 3110,0 0,0">
            <text:p/>
          </draw:polygon>
        </draw:g>
        <draw:frame draw:style-name="gr3" draw:layer="layout" svg:width="0.4cm" svg:height="0.937cm" svg:x="11.987cm" svg:y="9.744cm">
          <draw:text-box>
            <text:p/>
          </draw:text-box>
        </draw:frame>
        <draw:frame draw:style-name="gr4" draw:layer="layout" svg:width="0.353cm" svg:height="1.079cm" svg:x="13.057cm" svg:y="9.098cm">
          <draw:text-box>
            <text:p/>
          </draw:text-box>
        </draw:frame>
        <draw:frame draw:style-name="gr5" draw:layer="layout" svg:width="3.109cm" svg:height="0.567cm" svg:x="10.404cm" svg:y="9.627cm">
          <draw:text-box>
            <text:p text:style-name="P1"><text:span text:style-name="T1">connecting</text:span></text:p>
          </draw:text-box>
        </draw:frame>
        <draw:g>
          <draw:polyline draw:style-name="gr24" draw:layer="layout" svg:width="2.099cm" svg:height="3.5cm" svg:x="9.859cm" svg:y="5.833cm" svg:viewBox="0 0 2100 3501" draw:points="0,0 0,2534 2100,2534 2100,3501">
            <text:p/>
          </draw:polyline>
          <draw:frame draw:style-name="gr8" draw:layer="layout" svg:width="1.411cm" svg:height="1.219cm" svg:x="9.42cm" svg:y="7.757cm">
            <draw:text-box>
              <text:p/>
            </draw:text-box>
          </draw:frame>
        </draw:g>
        <draw:g>
          <draw:polyline draw:style-name="gr25" draw:layer="layout" svg:width="2.099cm" svg:height="1.962cm" svg:x="9.859cm" svg:y="10.487cm" svg:viewBox="0 0 2100 1963" draw:points="2100,0 2100,913 0,913 0,1963">
            <text:p/>
          </draw:polyline>
          <draw:frame draw:style-name="gr8" draw:layer="layout" svg:width="1.411cm" svg:height="1.219cm" svg:x="10.135cm" svg:y="10.79cm">
            <draw:text-box>
              <text:p/>
            </draw:text-box>
          </draw:frame>
        </draw:g>
        <draw:g>
          <draw:polyline draw:style-name="gr26" draw:layer="layout" svg:width="4.044cm" svg:height="17.708cm" svg:x="11.414cm" svg:y="10.199cm" svg:viewBox="0 0 4045 17709" draw:points="2099,0 4045,0 4045,17709 0,17709">
            <text:p/>
          </draw:polyline>
          <draw:frame draw:style-name="gr8" draw:layer="layout" svg:width="1.411cm" svg:height="1.219cm" svg:x="14.753cm" svg:y="19.492cm">
            <draw:text-box>
              <text:p/>
            </draw:text-box>
          </draw:frame>
        </draw:g>
        <draw:g>
          <draw:path draw:style-name="gr27" draw:layer="layout" svg:width="6.367cm" svg:height="21.338cm" svg:x="11.414cm" svg:y="9.516cm" svg:viewBox="0 0 6368 21339" svg:d="M2099 106h1840c0-20 5-36 14-53 10-17 22-29 39-39s34-14 53-14c20 0 36 4 53 14s29 22 39 39 14 33 14 53h2217v21233h-6368">
            <text:p/>
          </draw:path>
          <draw:frame draw:style-name="gr8" draw:layer="layout" svg:width="1.411cm" svg:height="1.219cm" svg:x="17.075cm" svg:y="20.662cm">
            <draw:text-box>
              <text:p/>
            </draw:text-box>
          </draw:frame>
        </draw:g>
        <draw:g>
          <draw:line draw:style-name="gr28" draw:layer="layout" svg:x1="9.859cm" svg:y1="5.833cm" svg:x2="9.859cm" svg:y2="12.448cm">
            <text:p/>
          </draw:line>
          <draw:frame draw:style-name="gr8" draw:layer="layout" svg:width="1.411cm" svg:height="1.219cm" svg:x="9.154cm" svg:y="8.531cm">
            <draw:text-box>
              <text:p/>
            </draw:text-box>
          </draw:frame>
        </draw:g>
        <draw:g xml:id="id2" draw:id="id2">
          <draw:path draw:style-name="gr29" draw:layer="layout" svg:width="0.999cm" svg:height="1cm" svg:x="9.359cm" svg:y="2.41cm" svg:viewBox="0 0 1000 1001" svg:d="M1000 500c0 93-21 171-67 251s-103 137-183 183-158 67-250 67-170-21-250-67-137-103-183-183-67-158-67-251c0-92 21-170 67-250s103-137 183-183c79-46 157-67 249-67h1c92 0 170 21 250 67s137 103 183 183 67 158 67 250z">
            <text:p/>
          </draw:path>
          <draw:path draw:style-name="gr2" draw:layer="layout" svg:width="0.999cm" svg:height="1cm" svg:x="9.359cm" svg:y="2.41cm" svg:viewBox="0 0 1000 1001" svg:d="M1000 500c0 93-21 171-67 251s-103 137-183 183-158 67-250 67-170-21-250-67-137-103-183-183-67-158-67-251c0-92 21-170 67-250s103-137 183-183c79-46 157-67 249-67h1c92 0 170 21 250 67s137 103 183 183 67 158 67 250z">
            <text:p/>
          </draw:path>
        </draw:g>
        <draw:frame draw:style-name="gr30" draw:layer="layout" svg:width="0.55cm" svg:height="1.079cm" svg:x="9.584cm" svg:y="2.371cm">
          <draw:text-box>
            <text:p/>
          </draw:text-box>
        </draw:frame>
        <draw:frame draw:style-name="gr31" draw:layer="layout" svg:width="0.576cm" svg:height="1.079cm" svg:x="9.6cm" svg:y="2.371cm">
          <draw:text-box>
            <text:p/>
          </draw:text-box>
        </draw:frame>
        <draw:frame draw:style-name="gr30" draw:layer="layout" svg:width="0.55cm" svg:height="1.079cm" svg:x="9.584cm" svg:y="2.371cm">
          <draw:text-box>
            <text:p/>
          </draw:text-box>
        </draw:frame>
        <draw:frame draw:style-name="gr32" draw:layer="layout" svg:width="0.141cm" svg:height="1.079cm" svg:x="9.789cm" svg:y="3.111cm">
          <draw:text-box>
            <text:p/>
          </draw:text-box>
        </draw:frame>
        <draw:frame draw:style-name="gr15" draw:layer="layout" svg:width="4.064cm" svg:height="1.215cm" svg:x="12.811cm" svg:y="29.677cm">
          <draw:text-box>
            <text:p text:style-name="P1"><text:span text:style-name="T1">Telephony Network: call disconnected</text:span></text:p>
          </draw:text-box>
        </draw:frame>
        <draw:frame draw:style-name="gr15" draw:layer="layout" svg:width="5.795cm" svg:height="1cm" svg:x="3.921cm" svg:y="14.199cm">
          <draw:text-box>
            <text:p text:style-name="P1"><text:span text:style-name="T1">Telephony Network: call active </text:span></text:p>
          </draw:text-box>
        </draw:frame>
        <draw:frame draw:style-name="gr15" draw:layer="layout" svg:width="6cm" svg:height="1cm" svg:x="3.794cm" svg:y="11.389cm">
          <draw:text-box>
            <text:p text:style-name="P1"><text:span text:style-name="T1">Telephony Network: call alerting </text:span></text:p>
          </draw:text-box>
        </draw:frame>
        <draw:frame draw:style-name="gr33" draw:layer="layout" svg:width="3.95cm" svg:height="1.289cm" svg:x="10.008cm" svg:y="19.924cm">
          <draw:text-box>
            <text:p text:style-name="P1"><text:span text:style-name="T1">Telephony Network: call held </text:span></text:p>
          </draw:text-box>
        </draw:frame>
        <draw:frame draw:style-name="gr34" draw:text-style-name="P1" draw:layer="layout" svg:width="4.011cm" svg:height="1.215cm" svg:x="4.302cm" svg:y="25.16cm">
          <draw:text-box>
            <text:p text:style-name="P1"><text:span text:style-name="T1">Telephony Network: call active </text:span></text:p>
          </draw:text-box>
        </draw:frame>
        <draw:frame draw:style-name="gr15" draw:layer="layout" svg:width="4cm" svg:height="1.215cm" svg:x="5.758cm" svg:y="28.776cm">
          <draw:text-box>
            <text:p text:style-name="P1"><text:span text:style-name="T1">Telephony Network: call disconnected </text:span></text:p>
          </draw:text-box>
        </draw:frame>
        <draw:frame draw:style-name="gr15" draw:layer="layout" svg:width="3.7cm" svg:height="1.723cm" svg:x="10.108cm" svg:y="6.472cm">
          <draw:text-box>
            <text:p text:style-name="P1"><text:span text:style-name="T1">Telephony Network: connecting </text:span></text:p>
          </draw:text-box>
        </draw:frame>
        <draw:connector draw:style-name="gr35" draw:text-style-name="P2" draw:layer="layout" draw:line-skew="-4.125cm" svg:x1="8.305cm" svg:y1="30.852cm" svg:x2="9.359cm" svg:y2="2.91cm" draw:start-shape="id1" draw:end-shape="id2" draw:end-glue-point="3" svg:d="M8305 30852h-4638v-27942h5692" svg:viewBox="0 0 5693 279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EndMarker_5f_1" draw:display-name="EndMarker_1" svg:viewBox="0 0 20 20" svg:d="M10 0l-10 20h20z"/>
    <draw:marker draw:name="EndMarker_5f_10" draw:display-name="EndMarker_10" svg:viewBox="0 0 20 20" svg:d="M10 0l-10 20h20z"/>
    <draw:marker draw:name="EndMarker_5f_11" draw:display-name="EndMarker_11" svg:viewBox="0 0 20 20" svg:d="M10 0l-10 20h20z"/>
    <draw:marker draw:name="EndMarker_5f_12" draw:display-name="EndMarker_12" svg:viewBox="0 0 20 20" svg:d="M10 0l-10 20h20z"/>
    <draw:marker draw:name="EndMarker_5f_13" draw:display-name="EndMarker_13" svg:viewBox="0 0 20 20" svg:d="M10 0l-10 20h20z"/>
    <draw:marker draw:name="EndMarker_5f_14" draw:display-name="EndMarker_14" svg:viewBox="0 0 20 20" svg:d="M10 0l-10 20h20z"/>
    <draw:marker draw:name="EndMarker_5f_15" draw:display-name="EndMarker_15" svg:viewBox="0 0 20 20" svg:d="M10 0l-10 20h20z"/>
    <draw:marker draw:name="EndMarker_5f_16" draw:display-name="EndMarker_16" svg:viewBox="0 0 20 20" svg:d="M10 0l-10 20h20z"/>
    <draw:marker draw:name="EndMarker_5f_17" draw:display-name="EndMarker_17" svg:viewBox="0 0 20 20" svg:d="M10 0l-10 20h20z"/>
    <draw:marker draw:name="EndMarker_5f_18" draw:display-name="EndMarker_18" svg:viewBox="0 0 20 20" svg:d="M10 0l-10 20h20z"/>
    <draw:marker draw:name="EndMarker_5f_19" draw:display-name="EndMarker_19" svg:viewBox="0 0 20 20" svg:d="M10 0l-10 20h20z"/>
    <draw:marker draw:name="EndMarker_5f_2" draw:display-name="EndMarker_2" svg:viewBox="0 0 20 20" svg:d="M10 0l-10 20h20z"/>
    <draw:marker draw:name="EndMarker_5f_3" draw:display-name="EndMarker_3" svg:viewBox="0 0 20 20" svg:d="M10 0l-10 20h20z"/>
    <draw:marker draw:name="EndMarker_5f_4" draw:display-name="EndMarker_4" svg:viewBox="0 0 20 20" svg:d="M10 0l-10 20h20z"/>
    <draw:marker draw:name="EndMarker_5f_5" draw:display-name="EndMarker_5" svg:viewBox="0 0 20 20" svg:d="M10 0l-10 20h20z"/>
    <draw:marker draw:name="EndMarker_5f_7" draw:display-name="EndMarker_7" svg:viewBox="0 0 20 20" svg:d="M10 0l-10 20h20z"/>
    <draw:marker draw:name="EndMarker_5f_8" draw:display-name="EndMarker_8" svg:viewBox="0 0 20 20" svg:d="M10 0l-10 20h20z"/>
    <draw:marker draw:name="EndMarker_5f_9" draw:display-name="EndMarker_9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cm" fo:margin-right="1cm" fo:page-width="21cm" fo:page-height="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7-10T18:34:03.043202263</dc:date>
    <dc:creator>Zoltan Kis</dc:creator>
    <meta:generator>LibreOffice/4.2.5.2$Linux_X86_64 LibreOffice_project/420$Build-2</meta:generator>
    <meta:editing-duration>P0D</meta:editing-duration>
    <meta:editing-cycles>2</meta:editing-cycles>
    <meta:document-statistic meta:object-count="128"/>
  </office:meta>
</office:document-meta>
</file>